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A700000033416B504A.png" manifest:media-type="image/png"/>
  <manifest:file-entry manifest:full-path="Pictures/10000001000000A9000000338C9C2403.png" manifest:media-type="image/png"/>
  <manifest:file-entry manifest:full-path="Pictures/10000001000000A9000000335E646137.png" manifest:media-type="image/png"/>
  <manifest:file-entry manifest:full-path="Pictures/10000000000000AB000000338EF26CF1.png" manifest:media-type="image/png"/>
  <manifest:file-entry manifest:full-path="Pictures/10000000000000AB00000033D47786AC.png" manifest:media-type="image/png"/>
  <manifest:file-entry manifest:full-path="Pictures/10000001000000A500000033A16632D4.png" manifest:media-type="image/png"/>
  <manifest:file-entry manifest:full-path="Pictures/100000000000009D00000047DA03DAA4.png" manifest:media-type="image/png"/>
  <manifest:file-entry manifest:full-path="Pictures/10000001000000A5000000333DC79488.png" manifest:media-type="image/png"/>
  <manifest:file-entry manifest:full-path="Pictures/1000000000000099000000479EC8BEA3.png" manifest:media-type="image/png"/>
  <manifest:file-entry manifest:full-path="Pictures/10000000000000A7000000334CABEA22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4" style:family="graphic" style:parent-style-name="objectwithoutfill">
      <style:graphic-properties svg:stroke-width="0.1cm" svg:stroke-color="#cc33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draw:style-name="gr1">
          <draw:g draw:style-name="gr2">
            <draw:path draw:style-name="gr3" draw:text-style-name="P1" draw:layer="layout" svg:width="5.851cm" svg:height="-0.001cm" draw:transform="rotate (-2.79287586904133) translate (8.0001084219023cm 4.40029821057374cm)" svg:viewBox="0 0 5852 0" svg:d="M5852 0c-1950 0-3901 0-5852 0">
              <text:p/>
            </draw:path>
            <draw:path draw:style-name="gr3" draw:text-style-name="P1" draw:layer="layout" svg:width="5.851cm" svg:height="-0.001cm" draw:transform="rotate (-0.348716784548467) translate (8.012cm 4.4cm)" svg:viewBox="0 0 5852 0" svg:d="M5852 0c-1950 0-3901 0-5852 0">
              <text:p/>
            </draw:path>
            <draw:path draw:style-name="gr3" draw:text-style-name="P1" draw:layer="layout" svg:width="0.671cm" svg:height="0cm" draw:transform="rotate (1.22207954224643) translate (9.522cm 4.93186672290173cm)" svg:viewBox="0 0 672 0" svg:d="M672 0c-224 0-448 0-672 0">
              <text:p/>
            </draw:path>
          </draw:g>
          <draw:g draw:style-name="gr2">
            <draw:path draw:style-name="gr3" draw:text-style-name="P1" draw:layer="layout" svg:width="5.727cm" svg:height="0cm" draw:transform="skewX (0.143466064513934) rotate (-0.282917871748281) translate (2.5cm 4.5cm)" svg:viewBox="0 0 5728 1" svg:d="M0 0c1909 0 3819 1 5728 1">
              <text:p/>
            </draw:path>
            <draw:path draw:style-name="gr3" draw:text-style-name="P1" draw:layer="layout" svg:width="5.727cm" svg:height="0cm" draw:transform="skewX (-0.143466064513934) rotate (-2.85867478184151) translate (13.5124258511153cm 4.50093747849712cm)" svg:viewBox="0 0 5728 1" svg:d="M0 1c1909 0 3819-1 5728-1">
              <text:p/>
            </draw:path>
            <draw:path draw:style-name="gr3" draw:text-style-name="P1" draw:layer="layout" svg:width="0.624cm" svg:height="0cm" draw:transform="rotate (-1.28700579042062) translate (11.8764545454545cm 4.322cm)" svg:viewBox="0 0 625 0" svg:d="M0 0c208 0 417 0 625 0">
              <text:p/>
            </draw:path>
          </draw:g>
          <draw:path draw:style-name="gr4" draw:text-style-name="P1" draw:layer="layout" svg:width="0.624cm" svg:height="0cm" draw:transform="rotate (-1.28700579042062) translate (12.1554545454545cm 4.589cm)" svg:viewBox="0 0 625 0" svg:d="M0 0c208 0 417 0 625 0">
            <text:p/>
          </draw:path>
          <draw:path draw:style-name="gr4" draw:text-style-name="P1" draw:layer="layout" svg:width="0.671cm" svg:height="-0.001cm" draw:transform="rotate (1.22207954224643) translate (9.811cm 4.70986672290173cm)" svg:viewBox="0 0 672 0" svg:d="M672 0c-224 0-448 0-672 0">
            <text:p/>
          </draw:path>
          <draw:frame draw:style-name="gr5" draw:text-style-name="P1" draw:layer="layout" svg:width="0.981cm" svg:height="0.3cm" svg:x="12.073cm" svg:y="3.426cm">
            <draw:image xlink:href="Pictures/10000000000000A7000000334CABEA22.png" xlink:type="simple" xlink:show="embed" xlink:actuate="onLoad" draw:mime-type="image/png">
              <text:p/>
            </draw:image>
            <svg:title>TexMaths</svg:title>
            <svg:desc>14§display§n_{C2a}§png§600§FALSE§</svg:desc>
          </draw:frame>
          <draw:frame draw:style-name="gr5" draw:text-style-name="P1" draw:layer="layout" svg:width="0.9cm" svg:height="0.417cm" svg:x="7.432cm" svg:y="6.335cm">
            <draw:image xlink:href="Pictures/1000000000000099000000479EC8BEA3.png" xlink:type="simple" xlink:show="embed" xlink:actuate="onLoad" draw:mime-type="image/png">
              <text:p/>
            </draw:image>
            <svg:title>TexMaths</svg:title>
            <svg:desc>14§display§X_{Ca}§png§600§FALSE§</svg:desc>
          </draw:frame>
          <draw:frame draw:style-name="gr5" draw:text-style-name="P1" draw:layer="layout" svg:width="0.923cm" svg:height="0.417cm" svg:x="13.933cm" svg:y="6.637cm">
            <draw:image xlink:href="Pictures/100000000000009D00000047DA03DAA4.png" xlink:type="simple" xlink:show="embed" xlink:actuate="onLoad" draw:mime-type="image/png">
              <text:p/>
            </draw:image>
            <svg:title>TexMaths</svg:title>
            <svg:desc>14§display§X_{Da}§png§600§FALSE§</svg:desc>
          </draw:frame>
          <draw:frame draw:style-name="gr5" draw:text-style-name="P1" draw:layer="layout" svg:width="0.97cm" svg:height="0.3cm" svg:x="12.08cm" svg:y="3.926cm">
            <draw:image xlink:href="Pictures/10000001000000A500000033A16632D4.png" xlink:type="simple" xlink:show="embed" xlink:actuate="onLoad" draw:mime-type="image/png">
              <text:p/>
            </draw:image>
            <svg:title>TexMaths</svg:title>
            <svg:desc>14§display§x_{C2a}§png§600§TRUE§</svg:desc>
          </draw:frame>
          <draw:frame draw:style-name="gr5" draw:text-style-name="P1" draw:layer="layout" svg:width="1.005cm" svg:height="0.3cm" svg:x="8.673cm" svg:y="3.326cm">
            <draw:image xlink:href="Pictures/10000000000000AB00000033D47786AC.png" xlink:type="simple" xlink:show="embed" xlink:actuate="onLoad" draw:mime-type="image/png">
              <text:p/>
            </draw:image>
            <svg:title>TexMaths</svg:title>
            <svg:desc>14§display§n_{D2a}§png§600§FALSE§</svg:desc>
          </draw:frame>
          <draw:frame draw:style-name="gr6" draw:text-style-name="P2" draw:layer="layout" svg:width="0.994cm" svg:height="0.3cm" svg:x="8.68cm" svg:y="3.826cm">
            <draw:image xlink:href="Pictures/10000001000000A9000000335E646137.png" xlink:type="simple" xlink:show="embed" xlink:actuate="onLoad" draw:mime-type="image/png">
              <text:p/>
            </draw:image>
            <svg:title>TexMaths</svg:title>
            <svg:desc>14§display§x_{D2a}§png§600§TRUE§</svg:desc>
          </draw:frame>
          <draw:frame draw:style-name="gr5" draw:text-style-name="P1" draw:layer="layout" svg:width="0.97cm" svg:height="0.3cm" svg:x="8.48cm" svg:y="5.226cm">
            <draw:image xlink:href="Pictures/10000001000000A5000000333DC79488.png" xlink:type="simple" xlink:show="embed" xlink:actuate="onLoad" draw:mime-type="image/png">
              <text:p/>
            </draw:image>
            <svg:title>TexMaths</svg:title>
            <svg:desc>14§display§x_{C1a}§png§600§TRUE§</svg:desc>
          </draw:frame>
          <draw:frame draw:style-name="gr5" draw:text-style-name="P1" draw:layer="layout" svg:width="0.994cm" svg:height="0.3cm" svg:x="12.682cm" svg:y="5.228cm">
            <draw:image xlink:href="Pictures/10000001000000A9000000338C9C2403.png" xlink:type="simple" xlink:show="embed" xlink:actuate="onLoad" draw:mime-type="image/png">
              <text:p/>
            </draw:image>
            <svg:title>TexMaths</svg:title>
            <svg:desc>14§display§x_{D1a}§png§600§TRUE§</svg:desc>
          </draw:frame>
          <draw:frame draw:style-name="gr5" draw:text-style-name="P1" draw:layer="layout" svg:width="0.981cm" svg:height="0.3cm" svg:x="8.076cm" svg:y="4.826cm">
            <draw:image xlink:href="Pictures/10000000000000A700000033416B504A.png" xlink:type="simple" xlink:show="embed" xlink:actuate="onLoad" draw:mime-type="image/png">
              <text:p/>
            </draw:image>
            <svg:title>TexMaths</svg:title>
            <svg:desc>14§display§n_{C1a}§png§600§FALSE§</svg:desc>
          </draw:frame>
          <draw:frame draw:style-name="gr5" draw:text-style-name="P1" draw:layer="layout" svg:width="1.005cm" svg:height="0.3cm" svg:x="13.476cm" svg:y="5.026cm">
            <draw:image xlink:href="Pictures/10000000000000AB000000338EF26CF1.png" xlink:type="simple" xlink:show="embed" xlink:actuate="onLoad" draw:mime-type="image/png">
              <text:p/>
            </draw:image>
            <svg:title>TexMaths</svg:title>
            <svg:desc>14§display§n_{D1a}§png§600§FALSE§</svg:desc>
          </draw:frame>
        </draw:g>
        <draw:g draw:style-name="gr1">
          <draw:g draw:style-name="gr2">
            <draw:path draw:style-name="gr4" draw:text-style-name="P1" draw:layer="layout" svg:width="5.988cm" svg:height="-0.001cm" draw:transform="skewX (0.0563741348394168) rotate (-2.8637362366723) translate (14.3859199966003cm 4.61843779834181cm)" svg:viewBox="0 0 5989 0" svg:d="M5989 0c-1997 0-3993 0-5989 0">
              <text:p/>
            </draw:path>
            <draw:path draw:style-name="gr4" draw:text-style-name="P1" draw:layer="layout" svg:width="5.712cm" svg:height="0cm" draw:transform="skewX (0.0561996019142174) rotate (-0.418180888777842) translate (14.3977930928031cm 4.61871418727245cm)" svg:viewBox="0 0 5713 1" svg:d="M5713 1c-1905-1-3809-1-5713-1">
              <text:p/>
            </draw:path>
          </draw:g>
          <draw:g draw:style-name="gr2">
            <draw:path draw:style-name="gr4" draw:text-style-name="P1" draw:layer="layout" svg:width="5.613cm" svg:height="0cm" draw:transform="skewX (0.198269403026556) rotate (-0.349589449174465) translate (8.88278322986764cm 4.37842293204465cm)" svg:viewBox="0 0 5614 1" svg:d="M0 0c1871 0 3743 1 5614 1">
              <text:p/>
            </draw:path>
            <draw:path draw:style-name="gr4" draw:text-style-name="P1" draw:layer="layout" svg:width="5.839cm" svg:height="0cm" draw:transform="skewX (-0.0879645943005142) rotate (-2.92656808974409) translate (19.8741223247383cm 5.05718723767793cm)" svg:viewBox="0 0 5840 1" svg:d="M0 1c1947 0 3893-1 5840-1">
              <text:p/>
            </draw:path>
          </draw:g>
        </draw:g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stislav Chudoba</meta:initial-creator>
    <meta:creation-date>2024-02-08T16:11:21.331321683</meta:creation-date>
    <dc:date>2024-02-09T17:30:45.665618108</dc:date>
    <dc:creator>Rostislav Chudoba</dc:creator>
    <meta:editing-duration>PT1H14M44S</meta:editing-duration>
    <meta:editing-cycles>3</meta:editing-cycles>
    <meta:generator>LibreOffice/7.6.4.1$Linux_X86_64 LibreOffice_project/60$Build-1</meta:generator>
    <meta:document-statistic meta:object-count="46"/>
  </office:meta>
</office:document-meta>
</file>